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mployee" style:family="table">
      <style:table-properties style:width="11.245cm" fo:margin-left="0cm" fo:margin-right="5.756cm" table:align="margins"/>
    </style:style>
    <style:style style:name="Employee.A" style:family="table-column">
      <style:table-column-properties style:column-width="2.459cm" style:rel-column-width="14330*"/>
    </style:style>
    <style:style style:name="Employee.B" style:family="table-column">
      <style:table-column-properties style:column-width="2.408cm" style:rel-column-width="14032*"/>
    </style:style>
    <style:style style:name="Employee.C" style:family="table-column">
      <style:table-column-properties style:column-width="2.461cm" style:rel-column-width="14340*"/>
    </style:style>
    <style:style style:name="Employee.D" style:family="table-column">
      <style:table-column-properties style:column-width="1.722cm" style:rel-column-width="10033*"/>
    </style:style>
    <style:style style:name="Employee.E" style:family="table-column">
      <style:table-column-properties style:column-width="2.196cm" style:rel-column-width="12800*"/>
    </style:style>
    <style:style style:name="Employe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mployee.E1" style:family="table-cell">
      <style:table-cell-properties fo:padding="0.097cm" fo:border="0.002cm solid #000000"/>
    </style:style>
    <style:style style:name="Employee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Employee.B2" style:family="table-cell">
      <style:table-cell-properties fo:padding="0.097cm" fo:border-left="0.002cm solid #000000" fo:border-right="none" fo:border-top="none" fo:border-bottom="0.002cm solid #000000"/>
    </style:style>
    <style:style style:name="Employee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9.049cm" fo:margin-left="0cm" fo:margin-right="7.952cm" table:align="margins"/>
    </style:style>
    <style:style style:name="Table1.A" style:family="table-column">
      <style:table-column-properties style:column-width="2.461cm" style:rel-column-width="17820*"/>
    </style:style>
    <style:style style:name="Table1.B" style:family="table-column">
      <style:table-column-properties style:column-width="2.408cm" style:rel-column-width="17437*"/>
    </style:style>
    <style:style style:name="Table1.D" style:family="table-column">
      <style:table-column-properties style:column-width="1.72cm" style:rel-column-width="1245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9.049cm" fo:margin-left="0cm" fo:margin-right="7.952cm" table:align="margins"/>
    </style:style>
    <style:style style:name="Table2.A" style:family="table-column">
      <style:table-column-properties style:column-width="2.461cm" style:rel-column-width="17820*"/>
    </style:style>
    <style:style style:name="Table2.B" style:family="table-column">
      <style:table-column-properties style:column-width="2.408cm" style:rel-column-width="17437*"/>
    </style:style>
    <style:style style:name="Table2.D" style:family="table-column">
      <style:table-column-properties style:column-width="1.72cm" style:rel-column-width="1245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margin-top="0cm" fo:margin-bottom="0.3cm" fo:text-indent="0cm" style:auto-text-indent="false"/>
    </style:style>
    <style:style style:name="P2" style:family="paragraph" style:parent-style-name="Standard">
      <style:paragraph-properties fo:margin-top="0cm" fo:margin-bottom="0.199cm"/>
    </style:style>
    <style:style style:name="P3" style:family="paragraph" style:parent-style-name="Standard">
      <style:paragraph-properties fo:margin-top="0cm" fo:margin-bottom="0.199cm"/>
      <style:text-properties fo:color="#000000" style:font-name="Times New Roman" fo:font-size="12pt" style:font-name-asian="Consolas1" style:font-size-asian="12pt" style:font-name-complex="Consolas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onsolas" fo:font-size="9.5pt" style:font-size-asian="9.5pt" style:font-size-complex="9.5pt"/>
    </style:style>
    <style:style style:name="P5" style:family="paragraph" style:parent-style-name="Table_20_Contents">
      <style:paragraph-properties fo:text-align="center" style:justify-single-word="false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6" style:family="paragraph" style:parent-style-name="Table_20_Contents">
      <style:paragraph-properties style:text-autospace="none"/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P7" style:family="paragraph" style:parent-style-name="Standard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8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9" style:family="paragraph" style:parent-style-name="Standard">
      <style:text-properties fo:color="#000000" style:font-name="Times New Roman" fo:font-size="12pt" style:font-name-asian="Consolas1" style:font-size-asian="12pt" style:font-name-complex="Consolas1" style:font-size-complex="12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P12" style:family="paragraph" style:parent-style-name="Standard" style:list-style-name="L1">
      <style:text-properties fo:color="#000000" style:font-name="Times New Roman" fo:font-size="12pt" style:font-name-asian="Consolas1" style:font-size-asian="12pt" style:font-name-complex="Consolas1" style:font-size-complex="12pt"/>
    </style:style>
    <style:style style:name="P13" style:family="paragraph" style:parent-style-name="Standard" style:list-style-name="L2">
      <style:text-properties fo:color="#000000" style:font-name="Times New Roman" fo:font-size="12pt" style:font-name-asian="Consolas1" style:font-size-asian="12pt" style:font-name-complex="Consolas1" style:font-size-complex="12pt"/>
    </style:style>
    <style:style style:name="T1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2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3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4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abela Employees</text:p>
      <table:table table:name="Employee" table:style-name="Employee">
        <table:table-column table:style-name="Employee.A"/>
        <table:table-column table:style-name="Employee.B"/>
        <table:table-column table:style-name="Employee.C"/>
        <table:table-column table:style-name="Employee.D"/>
        <table:table-column table:style-name="Employee.E"/>
        <table:table-row>
          <table:table-cell table:style-name="Employee.A1" office:value-type="string">
            <text:p text:style-name="Table_20_Contents">EmployeeId</text:p>
          </table:table-cell>
          <table:table-cell table:style-name="Employee.A1" office:value-type="string">
            <text:p text:style-name="Table_20_Contents">FirstName</text:p>
          </table:table-cell>
          <table:table-cell table:style-name="Employee.A1" office:value-type="string">
            <text:p text:style-name="Table_20_Contents">LastName</text:p>
          </table:table-cell>
          <table:table-cell table:style-name="Employee.A1" office:value-type="string">
            <text:p text:style-name="Table_20_Contents">Salary</text:p>
          </table:table-cell>
          <table:table-cell table:style-name="Employee.E1" office:value-type="string">
            <text:p text:style-name="Table_20_Contents">CompanyId</text:p>
          </table:table-cell>
        </table:table-row>
        <table:table-row>
          <table:table-cell table:style-name="Employee.A2" office:value-type="float" office:value="1">
            <text:p text:style-name="P5">1</text:p>
          </table:table-cell>
          <table:table-cell table:style-name="Employee.B2" office:value-type="string">
            <text:p text:style-name="P6">Adam</text:p>
          </table:table-cell>
          <table:table-cell table:style-name="Employee.B2" office:value-type="string">
            <text:p text:style-name="P6">Nowak</text:p>
          </table:table-cell>
          <table:table-cell table:style-name="Employee.A2" office:value-type="float" office:value="5000">
            <text:p text:style-name="P5">5000</text:p>
          </table:table-cell>
          <table:table-cell table:style-name="Employee.E2" office:value-type="float" office:value="2">
            <text:p text:style-name="P4">2</text:p>
          </table:table-cell>
        </table:table-row>
        <table:table-row>
          <table:table-cell table:style-name="Employee.A2" office:value-type="float" office:value="2">
            <text:p text:style-name="P5">2</text:p>
          </table:table-cell>
          <table:table-cell table:style-name="Employee.B2" office:value-type="string">
            <text:p text:style-name="P6">Daniel</text:p>
          </table:table-cell>
          <table:table-cell table:style-name="Employee.B2" office:value-type="string">
            <text:p text:style-name="P6">Kowalski</text:p>
          </table:table-cell>
          <table:table-cell table:style-name="Employee.A2" office:value-type="float" office:value="7000">
            <text:p text:style-name="P5">7000</text:p>
          </table:table-cell>
          <table:table-cell table:style-name="Employee.E2" office:value-type="float" office:value="1">
            <text:p text:style-name="P4">1</text:p>
          </table:table-cell>
        </table:table-row>
        <table:table-row>
          <table:table-cell table:style-name="Employee.A2" office:value-type="float" office:value="3">
            <text:p text:style-name="P5">3</text:p>
          </table:table-cell>
          <table:table-cell table:style-name="Employee.B2" office:value-type="string">
            <text:p text:style-name="P6">Franek</text:p>
          </table:table-cell>
          <table:table-cell table:style-name="Employee.B2" office:value-type="string">
            <text:p text:style-name="P6">Lewandowski</text:p>
          </table:table-cell>
          <table:table-cell table:style-name="Employee.A2" office:value-type="float" office:value="8000">
            <text:p text:style-name="P5">8000</text:p>
          </table:table-cell>
          <table:table-cell table:style-name="Employee.E2" office:value-type="float" office:value="3">
            <text:p text:style-name="P4">3</text:p>
          </table:table-cell>
        </table:table-row>
        <table:table-row>
          <table:table-cell table:style-name="Employee.A2" office:value-type="float" office:value="4">
            <text:p text:style-name="P5">4</text:p>
          </table:table-cell>
          <table:table-cell table:style-name="Employee.B2" office:value-type="string">
            <text:p text:style-name="P6">Artur</text:p>
          </table:table-cell>
          <table:table-cell table:style-name="Employee.B2" office:value-type="string">
            <text:p text:style-name="P6">Kwiatkowski</text:p>
          </table:table-cell>
          <table:table-cell table:style-name="Employee.A2" office:value-type="float" office:value="7000">
            <text:p text:style-name="P5">7000</text:p>
          </table:table-cell>
          <table:table-cell table:style-name="Employee.E2" office:value-type="float" office:value="1">
            <text:p text:style-name="P4">1</text:p>
          </table:table-cell>
        </table:table-row>
        <table:table-row>
          <table:table-cell table:style-name="Employee.A2" office:value-type="float" office:value="5">
            <text:p text:style-name="P5">5</text:p>
          </table:table-cell>
          <table:table-cell table:style-name="Employee.B2" office:value-type="string">
            <text:p text:style-name="P6">Przemek</text:p>
          </table:table-cell>
          <table:table-cell table:style-name="Employee.B2" office:value-type="string">
            <text:p text:style-name="P6">Kowalczyk</text:p>
          </table:table-cell>
          <table:table-cell table:style-name="Employee.A2" office:value-type="float" office:value="4000">
            <text:p text:style-name="P5">4000</text:p>
          </table:table-cell>
          <table:table-cell table:style-name="Employee.E2" office:value-type="float" office:value="2">
            <text:p text:style-name="P4">2</text:p>
          </table:table-cell>
        </table:table-row>
        <table:table-row>
          <table:table-cell table:style-name="Employee.A2" office:value-type="float" office:value="6">
            <text:p text:style-name="P5">6</text:p>
          </table:table-cell>
          <table:table-cell table:style-name="Employee.B2" office:value-type="string">
            <text:p text:style-name="P6">Bartosz</text:p>
          </table:table-cell>
          <table:table-cell table:style-name="Employee.B2" office:value-type="string">
            <text:p text:style-name="P6">Kowalczyk</text:p>
          </table:table-cell>
          <table:table-cell table:style-name="Employee.A2" office:value-type="float" office:value="10000">
            <text:p text:style-name="P5">10000</text:p>
          </table:table-cell>
          <table:table-cell table:style-name="Employee.E2" office:value-type="float" office:value="3">
            <text:p text:style-name="P4">3</text:p>
          </table:table-cell>
        </table:table-row>
        <table:table-row>
          <table:table-cell table:style-name="Employee.A2" office:value-type="float" office:value="7">
            <text:p text:style-name="P5">7</text:p>
          </table:table-cell>
          <table:table-cell table:style-name="Employee.B2" office:value-type="string">
            <text:p text:style-name="P6">Filip</text:p>
          </table:table-cell>
          <table:table-cell table:style-name="Employee.B2" office:value-type="string">
            <text:p text:style-name="P6">Nowak</text:p>
          </table:table-cell>
          <table:table-cell table:style-name="Employee.A2" office:value-type="float" office:value="8000">
            <text:p text:style-name="P5">8000</text:p>
          </table:table-cell>
          <table:table-cell table:style-name="Employee.E2" office:value-type="float" office:value="2">
            <text:p text:style-name="P4">2</text:p>
          </table:table-cell>
        </table:table-row>
      </table:table>
      <text:p text:style-name="Standard"/>
      <text:p text:style-name="P1">Tabela Companies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Table_20_Contents">CompanyId</text:p>
          </table:table-cell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City</text:p>
          </table:table-cell>
          <table:table-cell table:style-name="Table1.D1" office:value-type="string">
            <text:p text:style-name="Table_20_Contents">OwnerId</text:p>
          </table:table-cell>
        </table:table-row>
        <table:table-row>
          <table:table-cell table:style-name="Table1.A2" office:value-type="float" office:value="1">
            <text:p text:style-name="P5">1</text:p>
          </table:table-cell>
          <table:table-cell table:style-name="Table1.B2" office:value-type="string">
            <text:p text:style-name="P6">Nokia</text:p>
          </table:table-cell>
          <table:table-cell table:style-name="Table1.B2" office:value-type="string">
            <text:p text:style-name="P6">Warszawa</text:p>
          </table:table-cell>
          <table:table-cell table:style-name="Table1.D2" office:value-type="string">
            <text:p text:style-name="P5">null</text:p>
          </table:table-cell>
        </table:table-row>
        <table:table-row>
          <table:table-cell table:style-name="Table1.A2" office:value-type="float" office:value="2">
            <text:p text:style-name="P5">2</text:p>
          </table:table-cell>
          <table:table-cell table:style-name="Table1.B2" office:value-type="string">
            <text:p text:style-name="P6">Samsung</text:p>
          </table:table-cell>
          <table:table-cell table:style-name="Table1.B2" office:value-type="string">
            <text:p text:style-name="P6">Szczecin</text:p>
          </table:table-cell>
          <table:table-cell table:style-name="Table1.D3" office:value-type="float" office:value="2">
            <text:p text:style-name="P5">2</text:p>
          </table:table-cell>
        </table:table-row>
        <table:table-row>
          <table:table-cell table:style-name="Table1.A2" office:value-type="float" office:value="3">
            <text:p text:style-name="P5">3</text:p>
          </table:table-cell>
          <table:table-cell table:style-name="Table1.B2" office:value-type="string">
            <text:p text:style-name="P6">Apple</text:p>
          </table:table-cell>
          <table:table-cell table:style-name="Table1.B2" office:value-type="string">
            <text:p text:style-name="P6">Warszawa</text:p>
          </table:table-cell>
          <table:table-cell table:style-name="Table1.D3" office:value-type="float" office:value="1">
            <text:p text:style-name="P5">1</text:p>
          </table:table-cell>
        </table:table-row>
      </table:table>
      <text:p text:style-name="Standard"/>
      <text:p text:style-name="P2">Tabela Owners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Table_20_Contents">OwnerId</text:p>
          </table:table-cell>
          <table:table-cell table:style-name="Table2.A1" office:value-type="string">
            <text:p text:style-name="Table_20_Contents">FirstName</text:p>
          </table:table-cell>
          <table:table-cell table:style-name="Table2.A1" office:value-type="string">
            <text:p text:style-name="Table_20_Contents">LastName</text:p>
          </table:table-cell>
          <table:table-cell table:style-name="Table2.D1" office:value-type="string">
            <text:p text:style-name="Table_20_Contents">Funds</text:p>
          </table:table-cell>
        </table:table-row>
        <table:table-row>
          <table:table-cell table:style-name="Table2.A2" office:value-type="float" office:value="1">
            <text:p text:style-name="P5">1</text:p>
          </table:table-cell>
          <table:table-cell table:style-name="Table2.B2" office:value-type="string">
            <text:p text:style-name="P6">Marek</text:p>
          </table:table-cell>
          <table:table-cell table:style-name="Table2.B2" office:value-type="string">
            <text:p text:style-name="P6">Pawlicki</text:p>
          </table:table-cell>
          <table:table-cell table:style-name="Table2.D2" office:value-type="float" office:value="80000">
            <text:p text:style-name="P5">80000</text:p>
          </table:table-cell>
        </table:table-row>
        <table:table-row>
          <table:table-cell table:style-name="Table2.A2" office:value-type="float" office:value="2">
            <text:p text:style-name="P5">2</text:p>
          </table:table-cell>
          <table:table-cell table:style-name="Table2.B2" office:value-type="string">
            <text:p text:style-name="P6">Filip</text:p>
          </table:table-cell>
          <table:table-cell table:style-name="Table2.B2" office:value-type="string">
            <text:p text:style-name="P6">Dawidowski</text:p>
          </table:table-cell>
          <table:table-cell table:style-name="Table2.D2" office:value-type="float" office:value="40000">
            <text:p text:style-name="P5">400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">Zakładając, że </text:p>
      <text:p text:style-name="P9"/>
      <text:list xml:id="list172060182249552296" text:style-name="L1">
        <text:list-item>
          <text:p text:style-name="P12">employees jest kolekcją obiektów na podstawie tabeli Employees i zawiera wszystkie rekordy w niej zawarte </text:p>
        </text:list-item>
      </text:list>
      <text:list xml:id="list8736604166050506136" text:style-name="L2">
        <text:list-item>
          <text:p text:style-name="P13">companies jest kolekcją obiektów na podstawie tabeli Companies i zawiera wszystkie rekordy w niej zawarte</text:p>
        </text:list-item>
        <text:list-item>
          <text:p text:style-name="P13">owners jest kolekcją obiektów na podstawie tabeli Owners i zawiera wszystkie rekordy w niej zawarte</text:p>
        </text:list-item>
      </text:list>
      <text:p text:style-name="P9"/>
      <text:p text:style-name="P9">co zostanie wyświetlone na konsoli po wykonaniu poniższego kodu?</text:p>
      <text:p text:style-name="P7"/>
      <text:p text:style-name="P3"/>
      <text:p text:style-name="P7"><draw:frame draw:style-name="fr1" draw:name="Frame1" text:anchor-type="paragraph" svg:x="0.372cm" svg:y="0.291cm" svg:width="16.57cm" draw:z-index="0"><draw:text-box fo:min-height="6.775cm"><text:p text:style-name="P10"><text:span text:style-name="T1"><text:s/></text:span><text:span text:style-name="T3">var</text:span><text:span text:style-name="T1"> </text:span><text:span text:style-name="T1">queryResult</text:span><text:span text:style-name="T1"> = employees.Join(companies, </text:span></text:p><text:p text:style-name="P8"><text:tab/><text:tab/><text:tab/><text:tab/><text:tab/>e =&gt; e.CompanyId, c =&gt; c.CompanyId, </text:p><text:p text:style-name="P8"><text:tab/><text:tab/><text:tab/><text:tab/><text:tab/>(e, c) =&gt;</text:p><text:p text:style-name="P11"><text:s/><text:tab/><text:tab/><text:tab/><text:tab/><text:tab/>new</text:p><text:p text:style-name="P8"><text:s/><text:tab/><text:tab/><text:tab/><text:tab/><text:tab/>{</text:p><text:p text:style-name="P8"><text:s/><text:tab/><text:tab/><text:tab/><text:tab/><text:tab/> <text:s text:c="2"/>EmployeeId = e.EmployeeId,</text:p><text:p text:style-name="P10"><text:span text:style-name="T1"><text:s/><text:tab/><text:tab/><text:tab/><text:tab/><text:tab/> <text:s text:c="2"/>EmployeeName = e.FirstName + </text:span><text:span text:style-name="T2">" "</text:span><text:span text:style-name="T1"> + e.LastName,</text:span></text:p><text:p text:style-name="P8"><text:s/><text:tab/><text:tab/><text:tab/><text:tab/><text:tab/> <text:s text:c="2"/>EmployeeSalary = e.Salary,</text:p><text:p text:style-name="P8"><text:s/><text:tab/><text:tab/><text:tab/><text:tab/><text:tab/> <text:s text:c="2"/>CompanyName = c.Name,</text:p><text:p text:style-name="P8"><text:s/><text:tab/><text:tab/><text:tab/><text:tab/><text:tab/> <text:s text:c="2"/>OwnerId = c.OwnerId</text:p><text:p text:style-name="P8"><text:s/><text:tab/><text:tab/><text:tab/><text:tab/><text:tab/>})</text:p><text:p text:style-name="P8"><text:s text:c="8"/><text:tab/><text:tab/><text:tab/> <text:s text:c="3"/>.Where(x =&gt; x.EmployeeSalary &gt; 5000)</text:p><text:p text:style-name="P8"><text:s text:c="8"/><text:tab/><text:tab/><text:tab/> <text:s text:c="3"/>.GroupJoin(owners,</text:p><text:p text:style-name="P8"><text:s text:c="20"/><text:tab/><text:tab/><text:tab/><text:tab/>e =&gt; e.OwnerId,</text:p><text:p text:style-name="P8"><text:s text:c="20"/><text:tab/><text:tab/><text:tab/><text:tab/>o =&gt; o.OwnerId,</text:p><text:p text:style-name="P10"><text:span text:style-name="T1"><text:s text:c="20"/><text:tab/><text:tab/><text:tab/><text:tab/>(e, o) =&gt; </text:span><text:span text:style-name="T3">new</text:span></text:p><text:p text:style-name="P8"><text:s text:c="20"/><text:tab/><text:tab/><text:tab/><text:tab/>{</text:p><text:p text:style-name="P8"><text:s text:c="20"/><text:tab/><text:tab/><text:tab/><text:tab/> <text:s text:c="3"/>e,</text:p><text:p text:style-name="P8"><text:s text:c="20"/><text:tab/><text:tab/><text:tab/><text:tab/> <text:s text:c="3"/>o</text:p><text:p text:style-name="P8"><text:s text:c="20"/><text:tab/><text:tab/><text:tab/><text:tab/>})</text:p><text:p text:style-name="P8"><text:s text:c="8"/><text:tab/><text:tab/><text:tab/> <text:s text:c="3"/>.SelectMany(a =&gt; a.o.DefaultIfEmpty(),</text:p><text:p text:style-name="P10"><text:span text:style-name="T1"><text:s text:c="20"/><text:tab/><text:tab/><text:tab/><text:tab/>(a, o) =&gt; </text:span><text:span text:style-name="T3">new</text:span></text:p><text:p text:style-name="P8"><text:s text:c="20"/><text:tab/><text:tab/><text:tab/><text:tab/>{</text:p><text:p text:style-name="P8"><text:s text:c="20"/><text:tab/><text:tab/><text:tab/><text:tab/> <text:s text:c="3"/>EmployeeId = a.e.EmployeeId,</text:p><text:p text:style-name="P8"><text:s text:c="20"/><text:tab/><text:tab/><text:tab/><text:tab/> <text:s text:c="3"/>EmployeeName = a.e.EmployeeName,</text:p><text:p text:style-name="P8"><text:s text:c="20"/><text:tab/><text:tab/><text:tab/><text:tab/> <text:s text:c="3"/>EmployeeSalary = a.e.EmployeeSalary,</text:p><text:p text:style-name="P8"><text:s text:c="20"/><text:tab/><text:tab/><text:tab/><text:tab/> <text:s text:c="3"/>CompanyName = a.e.CompanyName,</text:p><text:p text:style-name="P10"><text:span text:style-name="T1"><text:tab/><text:tab/>OwnerName = o == </text:span><text:span text:style-name="T3">null</text:span><text:span text:style-name="T1"> ? </text:span><text:span text:style-name="T2">"No owner"</text:span><text:span text:style-name="T1"> : o.FirstName + </text:span><text:span text:style-name="T2">" "</text:span><text:span text:style-name="T1"> + o.LastName,</text:span></text:p><text:p text:style-name="P10"><text:span text:style-name="T1"><text:tab/><text:tab/>OwnerFunds = o == </text:span><text:span text:style-name="T3">null</text:span><text:span text:style-name="T1"> ? 0 : o.Funds</text:span></text:p><text:p text:style-name="P8"><text:s text:c="20"/><text:tab/><text:tab/><text:tab/><text:tab/>})</text:p><text:p text:style-name="P8"><text:s text:c="8"/><text:tab/><text:tab/><text:tab/> <text:s text:c="3"/>.Where(a =&gt; a.OwnerFunds &lt; 50000);</text:p><text:p text:style-name="P8"/><text:p text:style-name="P10"><text:span text:style-name="T3"><text:s/>foreach</text:span><text:span text:style-name="T1"> (</text:span><text:span text:style-name="T3">var</text:span><text:span text:style-name="T1"> item </text:span><text:span text:style-name="T3">in</text:span><text:span text:style-name="T1"> </text:span><text:span text:style-name="T1">queryResult</text:span><text:span text:style-name="T1">)</text:span></text:p><text:p text:style-name="P8"><text:s/>{</text:p><text:p text:style-name="P10"><text:span text:style-name="T1"><text:s text:c="4"/></text:span><text:span text:style-name="T4">Console</text:span><text:span text:style-name="T1">.WriteLine(item.EmployeeId.ToString() </text:span></text:p><text:p text:style-name="P10"><text:span text:style-name="T1"><text:tab/><text:tab/><text:tab/>+ </text:span><text:span text:style-name="T2">" "</text:span><text:span text:style-name="T1"> + item.CompanyName </text:span></text:p><text:p text:style-name="P10"><text:span text:style-name="T1"><text:tab/><text:tab/><text:tab/>+ </text:span><text:span text:style-name="T2">" "</text:span><text:span text:style-name="T1"> + item.OwnerName);</text:span></text:p><text:p text:style-name="P8"><text:s/>}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eusz </meta:initial-creator>
    <meta:creation-date>2016-09-19T14:47:13.19</meta:creation-date>
    <dc:date>2016-09-20T08:43:05.74</dc:date>
    <dc:creator>Mateusz </dc:creator>
    <meta:editing-duration>PT30M35S</meta:editing-duration>
    <meta:editing-cycles>20</meta:editing-cycles>
    <meta:generator>OpenOffice/4.1.2$Win32 OpenOffice.org_project/412m3$Build-9782</meta:generator>
    <meta:document-statistic meta:table-count="3" meta:image-count="0" meta:object-count="0" meta:page-count="2" meta:paragraph-count="113" meta:word-count="257" meta:character-count="2057"/>
  </office:meta>
</office:document-meta>
</file>